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rbanBody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" style:family="paragraph" style:parent-style-name="UrbanBody">
      <style:paragraph-properties fo:text-align="start" style:justify-single-word="false"/>
      <style:text-properties style:font-name="Arial1"/>
    </style:style>
    <style:style style:name="P3" style:family="paragraph" style:parent-style-name="UrbanBody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UrbanBody">
      <style:paragraph-properties fo:text-align="start" style:justify-single-word="false"/>
      <style:text-properties style:font-name="Arial1"/>
    </style:style>
    <style:style style:name="P5" style:family="paragraph" style:parent-style-name="UrbanBody">
      <style:paragraph-properties fo:text-align="start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 template : DocumentGenerator</text:p>
      <text:p text:style-name="P1"/>
      <text:p text:style-name="P2"/>
      <text:p text:style-name="P2"><text:span text:style-name="T4">Title </text:span><text:span text:style-name="T1">:</text:span> <text:text-input text:description="Date">context.title</text:text-input></text:p>
      <text:p text:style-name="P3"/>
      <text:p text:style-name="P2"><text:span text:style-name="T4">Description </text:span><text:span text:style-name="T1">:</text:span> <text:text-input text:description="Date">view.display('description', no_value='yolo')</text:text-input></text:p>
      <text:p text:style-name="P2"/>
      <text:section text:style-name="Sect1" text:name="multi-select">
        <text:p text:style-name="P2"><text:span text:style-name="T3"><office:annotation><dc:creator>André NUYENS</dc:creator><dc:date>2014-10-16T15:24:10</dc:date><text:p text:style-name="P6"><text:span text:style-name="T5">do section- if hasattr(context, 'customViewFields')</text:span></text:p></office:annotation></text:span><text:span text:style-name="T4">Chosen list</text:span><text:span text:style-name="T1"> : </text:span><text:span text:style-name="T2"><text:text-input text:description="">context.customViewFields</text:text-input></text:span></text:p>
        <text:p text:style-name="P2"/>
      </text:section>
      <text:section text:style-name="Sect1" text:name="date">
        <text:p text:style-name="P2"><text:span text:style-name="T3"><office:annotation><dc:creator>André NUYENS</dc:creator><dc:date>2014-10-16T15:27:49</dc:date><text:p text:style-name="P6"><text:span text:style-name="T6">do section- if hasattr(context, 'effectiveDate')</text:span></text:p></office:annotation></text:span><text:span text:style-name="T4">Effective date</text:span><text:span text:style-name="T1"> : </text:span><text:span text:style-name="T2"><text:text-input text:description="">context.effectiveDate</text:text-input></text:span></text:p>
        <text:p text:style-name="P2"><text:span text:style-name="T2"/>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0-22T16:12:57</dc:date>
    <dc:creator>Simon Delcourt</dc:creator>
    <meta:editing-duration>PT24M14S</meta:editing-duration>
    <meta:editing-cycles>16</meta:editing-cycles>
    <meta:generator>LibreOffice/3.5$Linux_x86 LibreOffice_project/350m1$Build-2</meta:generator>
    <meta:document-statistic meta:table-count="0" meta:image-count="0" meta:object-count="0" meta:page-count="1" meta:paragraph-count="5" meta:word-count="21" meta:character-count="190" meta:non-whitespace-character-count="176"/>
  </office:meta>
</office:document-meta>
</file>